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co27" style:family="table-column">
      <style:table-column-properties fo:break-before="auto" style:column-width="1.5008in"/>
    </style:style>
    <style:style style:name="co28" style:family="table-column">
      <style:table-column-properties fo:break-before="auto" style:column-width="1.3398in"/>
    </style:style>
    <style:style style:name="co29" style:family="table-column">
      <style:table-column-properties fo:break-before="auto" style:column-width="1.3508in"/>
    </style:style>
    <style:style style:name="co30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1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1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2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3" style:family="table-cell" style:parent-style-name="Default">
      <style:table-cell-properties fo:background-color="#00ffff"/>
    </style:style>
    <style:style style:name="ce24" style:family="table-cell" style:parent-style-name="Default">
      <style:table-cell-properties fo:background-color="#ffff00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00dcff"/>
    </style:style>
    <style:style style:name="ce28" style:family="table-cell" style:parent-style-name="Default" style:data-style-name="N37"/>
    <style:style style:name="ce29" style:family="table-cell" style:parent-style-name="Default">
      <style:text-properties fo:color="#00ff00"/>
    </style:style>
    <style:style style:name="ce30" style:family="table-cell" style:parent-style-name="Default">
      <style:table-cell-properties fo:background-color="#ffffff"/>
      <style:text-properties fo:color="#000000"/>
    </style:style>
    <style:style style:name="ce3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3" style:family="table-cell" style:parent-style-name="Default">
      <style:text-properties fo:color="#000000" fo:font-weight="bold" style:font-weight-asian="bold" style:font-weight-complex="bold"/>
    </style:style>
    <style:style style:name="ce3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66ffff"/>
    </style:style>
    <style:style style:name="ce37" style:family="table-cell" style:parent-style-name="Default">
      <style:table-cell-properties fo:background-color="#23ff23"/>
    </style:style>
    <style:style style:name="ce38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ccff"/>
    </style:style>
    <style:style style:name="ce40" style:family="table-cell" style:parent-style-name="Default">
      <style:table-cell-properties fo:background-color="#e6e6ff"/>
    </style:style>
    <style:style style:name="ce41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42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99ff66"/>
    </style:style>
    <style:style style:name="ce47" style:family="table-cell" style:parent-style-name="Default">
      <style:table-cell-properties fo:background-color="#33ff99"/>
    </style:style>
    <style:style style:name="ce48" style:family="table-cell" style:parent-style-name="Default">
      <style:table-cell-properties fo:background-color="#00cc33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23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23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23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1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23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1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23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23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23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23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23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23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23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24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22" table:formula="of:=[.L18]+4160" office:value-type="float" office:value="7101.81722689076">
            <text:p>7101.8172268908</text:p>
          </table:table-cell>
          <table:table-cell table:style-name="ce23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23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23" table:formula="of:=SUM([.H76])" office:value-type="float" office:value="1550.57692307692">
            <text:p>1550.5769230769</text:p>
          </table:table-cell>
          <table:table-cell table:style-name="ce23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23" office:value-type="float" office:value="400">
            <text:p>400</text:p>
          </table:table-cell>
          <table:table-cell table:style-name="ce23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24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24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24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24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24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24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24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24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24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24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24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24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24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24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24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20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23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23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23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23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27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27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27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23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23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26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23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23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25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23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25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25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25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23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28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23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23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23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23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23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23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23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office:value-type="string">
            <text:p>+Arus</text:p>
          </table:table-cell>
          <table:table-cell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23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29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23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5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23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23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28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23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23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23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23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style-name="ce2" office:value-type="string">
            <text:p>-Arman</text:p>
          </table:table-cell>
          <table:table-cell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25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30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28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25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28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5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23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28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23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23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23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23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32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23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31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23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31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23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23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31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23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23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31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31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23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23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31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23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23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23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23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23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28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28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31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office:value-type="string">
            <text:p>+Stepan</text:p>
          </table:table-cell>
          <table:table-cell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28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31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enuhi</text:p>
          </table:table-cell>
          <table:table-cell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enuhi</text:p>
          </table:table-cell>
          <table:table-cell office:value-type="string">
            <text:p>-Armenuhi</text:p>
          </table:table-cell>
          <table:table-cell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36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28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36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37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31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37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31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31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18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36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36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36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23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36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37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23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36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23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36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31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36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36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33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34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18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36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18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37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18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37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18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37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28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36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31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31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34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31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34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style-name="ce8" office:value-type="string">
            <text:p>- Tatev</text:p>
          </table:table-cell>
          <table:table-cell table:style-name="ce8" office:value-type="string">
            <text:p>- Tatev</text:p>
          </table:table-cell>
          <table:table-cell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office:value-type="string">
            <text:p>- Areg</text:p>
          </table:table-cell>
          <table:table-cell office:value-type="string">
            <text:p>- Areg</text:p>
          </table:table-cell>
          <table:table-cell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 Movses</text:p>
          </table:table-cell>
          <table:table-cell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28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31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2">
          <table:table-cell table:number-columns-repeated="3"/>
          <table:table-cell office:value-type="string">
            <text:p>-Ani G</text:p>
          </table:table-cell>
          <table:table-cell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31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40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2">
          <table:table-cell table:style-name="ce8" office:value-type="string">
            <text:p>-Ani G</text:p>
          </table:table-cell>
          <table:table-cell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2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31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2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31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2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office:value-type="string">
            <text:p>-Movses</text:p>
          </table:table-cell>
          <table:table-cell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40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2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33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38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40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38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39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28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28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46" office:value-type="float" office:value="2900">
            <text:p>2900</text:p>
          </table:table-cell>
          <table:table-cell table:number-columns-repeated="3"/>
          <table:table-cell table:style-name="ce2" table:formula="of:=-58000/21" office:value-type="float" office:value="-2761.90476190476">
            <text:p>-2761.9047619048</text:p>
          </table:table-cell>
        </table:table-row>
        <table:table-row table:style-name="ro12">
          <table:table-cell table:style-name="ce28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office:value-type="float" office:value="7900">
            <text:p>7900</text:p>
          </table:table-cell>
          <table:table-cell office:value-type="float" office:value="9800">
            <text:p>9800</text:p>
          </table:table-cell>
          <table:table-cell table:style-name="ce2" table:formula="of:=SUM([.B3:.F3])" office:value-type="float" office:value="47100">
            <text:p>47100</text:p>
          </table:table-cell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Անի Գ․</text:p>
          </table:table-cell>
          <table:table-cell table:style-name="ce7" office:value-type="float" office:value="7440">
            <text:p>7440</text:p>
          </table:table-cell>
          <table:table-cell office:value-type="string">
            <text:p>60000(salary)</text:p>
          </table:table-cell>
          <table:table-cell/>
          <table:table-cell table:formula="of:=SUM([.H3];[.H33];[.H63];[.H93])" office:value-type="float" office:value="8063.53865559815">
            <text:p>8063.5386555982</text:p>
          </table:table-cell>
          <table:table-cell table:formula="of:=[.J3]-[.M3]" office:value-type="float" office:value="-623.538655598152">
            <text:p>-623.5386555982</text:p>
          </table:table-cell>
          <table:table-cell table:formula="of:=SUM([.N3];[.O2])" office:value-type="float" office:value="-3385.44341750291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>
            <text:p>2246.6632490317</text:p>
          </table:table-cell>
          <table:table-cell office:value-type="string">
            <text:p>Անժելա</text:p>
          </table:table-cell>
          <table:table-cell table:style-name="ce7" office:value-type="float" office:value="18450">
            <text:p>18450</text:p>
          </table:table-cell>
          <table:table-cell table:number-columns-repeated="2"/>
          <table:table-cell table:formula="of:=SUM([.H4];[.H34];[.H64];[.H94])" office:value-type="float" office:value="8063.53865559815">
            <text:p>8063.5386555982</text:p>
          </table:table-cell>
          <table:table-cell table:formula="of:=[.J4]-[.M4]" office:value-type="float" office:value="10386.4613444018">
            <text:p>10386.4613444018</text:p>
          </table:table-cell>
          <table:table-cell table:formula="of:=SUM([.N4];[.O2])" office:value-type="float" office:value="7624.55658249709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246.66324903167">
            <text:p>2246.6632490317</text:p>
          </table:table-cell>
          <table:table-cell office:value-type="string">
            <text:p>Արմենուհի</text:p>
          </table:table-cell>
          <table:table-cell table:style-name="ce7" office:value-type="float" office:value="5240">
            <text:p>5240</text:p>
          </table:table-cell>
          <table:table-cell office:value-type="float" office:value="37000">
            <text:p>37000</text:p>
          </table:table-cell>
          <table:table-cell/>
          <table:table-cell table:formula="of:=SUM([.H5];[.H35];[.H65];[.H95])" office:value-type="float" office:value="8063.53865559815">
            <text:p>8063.5386555982</text:p>
          </table:table-cell>
          <table:table-cell table:formula="of:=[.J5]-[.M5]" office:value-type="float" office:value="-2823.53865559815">
            <text:p>-2823.5386555982</text:p>
          </table:table-cell>
          <table:table-cell table:formula="of:=SUM([.N5];[.O2])" office:value-type="float" office:value="-5585.44341750291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96])" office:value-type="float" office:value="347.619047619048">
            <text:p>347.619047619</text:p>
          </table:table-cell>
          <table:table-cell table:formula="of:=[.J6]-[.M6]" office:value-type="float" office:value="-347.619047619048">
            <text:p>-347.619047619</text:p>
          </table:table-cell>
          <table:table-cell office:value-type="float" office:value="-350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>
            <text:p>1851.9264069264</text:p>
          </table:table-cell>
          <table:table-cell office:value-type="string">
            <text:p>Արեգ</text:p>
          </table:table-cell>
          <table:table-cell table:style-name="ce7" office:value-type="float" office:value="10000">
            <text:p>10000</text:p>
          </table:table-cell>
          <table:table-cell office:value-type="float" office:value="36000">
            <text:p>36000</text:p>
          </table:table-cell>
          <table:table-cell/>
          <table:table-cell table:formula="of:=SUM([.H7];[.H37];[.H67])" office:value-type="float" office:value="3342.76334776335">
            <text:p>3342.7633477634</text:p>
          </table:table-cell>
          <table:table-cell table:formula="of:=[.J7]-[.M7]" office:value-type="float" office:value="6657.23665223665">
            <text:p>6657.2366522367</text:p>
          </table:table-cell>
          <table:table-cell table:formula="of:=SUM([.N7];[.O2])" office:value-type="float" office:value="3895.33189033189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2" office:value-type="string">
            <text:p>Համլետ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table:style-name="ce31" office:value-type="string">
            <text:p>Մանե</text:p>
          </table:table-cell>
          <table:table-cell table:style-name="ce7" office:value-type="float" office:value="13200">
            <text:p>13200</text:p>
          </table:table-cell>
          <table:table-cell/>
          <table:table-cell table:formula="of:=SUM([.K2];[.K5];[.K7];[.K33];[.K67];[.K96];[.K97];[.J32])" office:value-type="float" office:value="167700">
            <text:p>167700</text:p>
          </table:table-cell>
          <table:table-cell table:formula="of:=SUM([.H9];[.H38];[.H68];[.H98])" office:value-type="float" office:value="8063.53865559815">
            <text:p>8063.5386555982</text:p>
          </table:table-cell>
          <table:table-cell table:formula="of:=[.J9]-[.M9]" office:value-type="float" office:value="5136.46134440185">
            <text:p>5136.4613444019</text:p>
          </table:table-cell>
          <table:table-cell table:formula="of:=SUM([.N9];[.O2])" office:value-type="float" office:value="2374.55658249709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>
            <text:p>2246.663249031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6700">
            <text:p>6700</text:p>
          </table:table-cell>
          <table:table-cell/>
          <table:table-cell table:formula="of:=SUM([.G3];[.G33];[.G63];[.G93])" office:value-type="float" office:value="164600">
            <text:p>164600</text:p>
          </table:table-cell>
          <table:table-cell table:formula="of:=SUM([.H10];[.H39];[.H69];[.H99])" office:value-type="float" office:value="8063.53865559815">
            <text:p>8063.5386555982</text:p>
          </table:table-cell>
          <table:table-cell table:formula="of:=[.J10]-[.M10]" office:value-type="float" office:value="-1363.53865559815">
            <text:p>-1363.5386555982</text:p>
          </table:table-cell>
          <table:table-cell table:formula="of:=SUM([.N10];[.O2])" office:value-type="float" office:value="-4125.44341750291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office:value-type="string">
            <text:p>Հասմիկ Դ․</text:p>
          </table:table-cell>
          <table:table-cell table:style-name="ce7" office:value-type="float" office:value="7600">
            <text:p>7600</text:p>
          </table:table-cell>
          <table:table-cell/>
          <table:table-cell table:style-name="ce2" table:formula="of:=[.L9]-[.L10]" office:value-type="float" office:value="3100">
            <text:p>3100</text:p>
          </table:table-cell>
          <table:table-cell table:formula="of:=SUM([.H11];[.H40];[.H70];[.H100])" office:value-type="float" office:value="6951.02149312676">
            <text:p>6951.0214931268</text:p>
          </table:table-cell>
          <table:table-cell table:formula="of:=[.J11]-[.M11]" office:value-type="float" office:value="648.978506873244">
            <text:p>648.9785068732</text:p>
          </table:table-cell>
          <table:table-cell table:formula="of:=SUM([.N11];[.O2])" office:value-type="float" office:value="-2112.92625503152">
            <text:p>-2112.9262550315</text:p>
          </table:table-cell>
        </table:table-row>
        <table:table-row table:style-name="ro13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>
            <text:p>1894.2822966507</text:p>
          </table:table-cell>
          <table:table-cell table:style-name="ce43" office:value-type="string">
            <text:p>Կարեն</text:p>
          </table:table-cell>
          <table:table-cell table:style-name="ce7" office:value-type="float" office:value="4950">
            <text:p>4950</text:p>
          </table:table-cell>
          <table:table-cell table:number-columns-repeated="2"/>
          <table:table-cell table:formula="of:=SUM([.H12];[.H41];[.H71])" office:value-type="float" office:value="3389.8017771702">
            <text:p>3389.8017771702</text:p>
          </table:table-cell>
          <table:table-cell table:formula="of:=[.J12]-[.M12]" office:value-type="float" office:value="1560.1982228298">
            <text:p>1560.1982228298</text:p>
          </table:table-cell>
          <table:table-cell table:formula="of:=[.N12]-1000" office:value-type="float" office:value="560.198222829802">
            <text:p>560.1982228298</text:p>
          </table:table-cell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>
            <text:p>2246.6632490317</text:p>
          </table:table-cell>
          <table:table-cell office:value-type="string">
            <text:p>Ժոզեֆ</text:p>
          </table:table-cell>
          <table:table-cell table:style-name="ce7" office:value-type="float" office:value="6000">
            <text:p>6000</text:p>
          </table:table-cell>
          <table:table-cell table:number-columns-repeated="2"/>
          <table:table-cell table:formula="of:=SUM([.H13];[.H42];[.H72];[.H102])" office:value-type="float" office:value="7692.11008416958">
            <text:p>7692.1100841696</text:p>
          </table:table-cell>
          <table:table-cell table:formula="of:=[.J13]-[.M13]" office:value-type="float" office:value="-1692.11008416958">
            <text:p>-1692.1100841696</text:p>
          </table:table-cell>
          <table:table-cell table:formula="of:=SUM([.N13];[.O2])" office:value-type="float" office:value="-4454.01484607434">
            <text:p>-4454.0148460744</text:p>
          </table:table-cell>
        </table:table-row>
        <table:table-row table:style-name="ro13">
          <table:table-cell/>
          <table:table-cell office:value-type="string">
            <text:p>-Areg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/>
          <table:table-cell table:style-name="ce3" table:formula="of:=SUM([.B28];[.C28];[.E28];[.F28])" office:value-type="float" office:value="1587.57233994076">
            <text:p>1587.5723399408</text:p>
          </table:table-cell>
          <table:table-cell table:style-name="ce31" office:value-type="string">
            <text:p>Սարգիս</text:p>
          </table:table-cell>
          <table:table-cell table:style-name="ce7" office:value-type="float" office:value="4350">
            <text:p>4350</text:p>
          </table:table-cell>
          <table:table-cell table:number-columns-repeated="2"/>
          <table:table-cell table:formula="of:=SUM([.H14];[.H43];[.H73];[.H103])" office:value-type="float" office:value="4888.40244550771">
            <text:p>4888.4024455077</text:p>
          </table:table-cell>
          <table:table-cell table:formula="of:=[.J14]-[.M14]" office:value-type="float" office:value="-538.402445507709">
            <text:p>-538.4024455077</text:p>
          </table:table-cell>
          <table:table-cell table:formula="of:=SUM([.N14];[.O2])" office:value-type="float" office:value="-3300.30720741247">
            <text:p>-3300.3072074125</text:p>
          </table:table-cell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28:.F28])" office:value-type="float" office:value="2246.66324903167">
            <text:p>2246.6632490317</text:p>
          </table:table-cell>
          <table:table-cell table:style-name="ce31" office:value-type="string">
            <text:p>Գենա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15];[.H44];[.H74];[.H104])" office:value-type="float" office:value="6906.46794852745">
            <text:p>6906.4679485275</text:p>
          </table:table-cell>
          <table:table-cell table:formula="of:=[.J15]-[.M15]" office:value-type="float" office:value="3593.53205147255">
            <text:p>3593.5320514726</text:p>
          </table:table-cell>
          <table:table-cell table:formula="of:=SUM([.N15];[.O2])" office:value-type="float" office:value="831.627289567793">
            <text:p>831.6272895678</text:p>
          </table:table-cell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+Mariam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44" office:value-type="string">
            <text:p>Արման</text:p>
          </table:table-cell>
          <table:table-cell table:style-name="ce7" office:value-type="float" office:value="4100">
            <text:p>4100</text:p>
          </table:table-cell>
          <table:table-cell table:number-columns-repeated="2"/>
          <table:table-cell table:formula="of:=SUM([.H16];[.H45];[.H75];[.H105])" office:value-type="float" office:value="3327.05578174686">
            <text:p>3327.0557817469</text:p>
          </table:table-cell>
          <table:table-cell table:formula="of:=[.J16]-[.M16]" office:value-type="float" office:value="772.944218253143">
            <text:p>772.9442182531</text:p>
          </table:table-cell>
          <table:table-cell table:formula="of:=[.N16]-1000" office:value-type="float" office:value="-227.055781746857">
            <text:p>-227.0557817469</text:p>
          </table:table-cell>
        </table:table-row>
        <table:table-row table:style-name="ro13">
          <table:table-cell table:number-columns-repeated="3"/>
          <table:table-cell office:value-type="string">
            <text:p>-Sargis</text:p>
          </table:table-cell>
          <table:table-cell office:value-type="string">
            <text:p>-Tina</text:p>
          </table:table-cell>
          <table:table-cell office:value-type="string">
            <text:p>-Tamara</text:p>
          </table:table-cell>
          <table:table-cell/>
          <table:table-cell table:formula="of:=SUM([.C28:.F28])" office:value-type="float" office:value="1851.92640692641">
            <text:p>1851.9264069264</text:p>
          </table:table-cell>
          <table:table-cell office:value-type="string">
            <text:p>Սերյոժա</text:p>
          </table:table-cell>
          <table:table-cell table:style-name="ce7" office:value-type="float" office:value="13150">
            <text:p>13150</text:p>
          </table:table-cell>
          <table:table-cell table:number-columns-repeated="2"/>
          <table:table-cell table:formula="of:=SUM([.H17];[.H46];[.H76];[.H106])" office:value-type="float" office:value="6931.70908166332">
            <text:p>6931.7090816633</text:p>
          </table:table-cell>
          <table:table-cell table:formula="of:=[.J17]-[.M17]" office:value-type="float" office:value="6218.29091833668">
            <text:p>6218.2909183367</text:p>
          </table:table-cell>
          <table:table-cell table:formula="of:=SUM([.N17];[.O2])" office:value-type="float" office:value="3456.38615643192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Մհեր</text:p>
          </table:table-cell>
          <table:table-cell table:style-name="ce7" office:value-type="float" office:value="13540">
            <text:p>13540</text:p>
          </table:table-cell>
          <table:table-cell table:number-columns-repeated="2"/>
          <table:table-cell table:formula="of:=SUM([.H18];[.H47];[.H77];[.H107])" office:value-type="float" office:value="7674.64976670926">
            <text:p>7674.6497667093</text:p>
          </table:table-cell>
          <table:table-cell table:formula="of:=[.J18]-[.M18]" office:value-type="float" office:value="5865.35023329074">
            <text:p>5865.3502332907</text:p>
          </table:table-cell>
          <table:table-cell table:formula="of:=SUM([.N18];[.O2])" office:value-type="float" office:value="3103.44547138597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Դավիթ</text:p>
          </table:table-cell>
          <table:table-cell table:style-name="ce7" office:value-type="float" office:value="12540">
            <text:p>12540</text:p>
          </table:table-cell>
          <table:table-cell table:number-columns-repeated="2"/>
          <table:table-cell table:formula="of:=SUM([.H19];[.H48];[.H78];[.H108])" office:value-type="float" office:value="8063.53865559815">
            <text:p>8063.5386555982</text:p>
          </table:table-cell>
          <table:table-cell table:formula="of:=[.J19]-[.M19]" office:value-type="float" office:value="4476.46134440185">
            <text:p>4476.4613444019</text:p>
          </table:table-cell>
          <table:table-cell table:formula="of:=SUM([.N19];[.O2])" office:value-type="float" office:value="1714.55658249709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0];[.H49];[.H79];[.H109])" office:value-type="float" office:value="5816.87540656648">
            <text:p>5816.8754065665</text:p>
          </table:table-cell>
          <table:table-cell table:formula="of:=[.J20]-[.M20]" office:value-type="float" office:value="-466.875406566483">
            <text:p>-466.8754065665</text:p>
          </table:table-cell>
          <table:table-cell table:formula="of:=SUM([.N20];[.O2])" office:value-type="float" office:value="-3228.78016847124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Հրաչ</text:p>
          </table:table-cell>
          <table:table-cell table:style-name="ce7" office:value-type="float" office:value="8500">
            <text:p>8500</text:p>
          </table:table-cell>
          <table:table-cell table:number-columns-repeated="2"/>
          <table:table-cell table:formula="of:=SUM([.H21];[.H50];[.H80];[.H110])" office:value-type="float" office:value="8063.53865559815">
            <text:p>8063.5386555982</text:p>
          </table:table-cell>
          <table:table-cell table:formula="of:=[.J21]-[.M21]" office:value-type="float" office:value="436.461344401848">
            <text:p>436.4613444018</text:p>
          </table:table-cell>
          <table:table-cell table:formula="of:=SUM([.N21];[.O2])" office:value-type="float" office:value="-2325.44341750291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>
            <text:p>1406.2087035771</text:p>
          </table:table-cell>
          <table:table-cell table:style-name="ce33" office:value-type="string">
            <text:p>Թինա</text:p>
          </table:table-cell>
          <table:table-cell table:style-name="ce9" office:value-type="float" office:value="-700">
            <text:p>-700</text:p>
          </table:table-cell>
          <table:table-cell table:number-columns-repeated="2"/>
          <table:table-cell table:formula="of:=SUM([.H22];[.H51];[.H81])" office:value-type="float" office:value="1406.20870357712">
            <text:p>1406.2087035771</text:p>
          </table:table-cell>
          <table:table-cell table:formula="of:=[.J22]-[.M22]" office:value-type="float" office:value="-2106.20870357712">
            <text:p>-2106.2087035771</text:p>
          </table:table-cell>
          <table:table-cell office:value-type="float" office:value="-2100">
            <text:p>-21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52];[.H82])" office:value-type="float" office:value="705.909090909091">
            <text:p>705.9090909091</text:p>
          </table:table-cell>
          <table:table-cell table:formula="of:=[.J23]-[.M23]" office:value-type="float" office:value="-705.909090909091">
            <text:p>-705.9090909091</text:p>
          </table:table-cell>
          <table:table-cell office:value-type="float" office:value="-700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>
            <text:p>1192.5723399408</text:p>
          </table:table-cell>
          <table:table-cell office:value-type="string">
            <text:p>Վահե</text:p>
          </table:table-cell>
          <table:table-cell table:style-name="ce7" office:value-type="float" office:value="5750">
            <text:p>5750</text:p>
          </table:table-cell>
          <table:table-cell table:number-columns-repeated="2"/>
          <table:table-cell table:formula="of:=SUM([.H24];[.H53];[.H83];[.H113])" office:value-type="float" office:value="3962.03755436021">
            <text:p>3962.0375543602</text:p>
          </table:table-cell>
          <table:table-cell table:formula="of:=[.J24]-[.M24]" office:value-type="float" office:value="1787.96244563979">
            <text:p>1787.9624456398</text:p>
          </table:table-cell>
          <table:table-cell table:formula="of:=SUM([.N24];[.O2])" office:value-type="float" office:value="-973.942316264971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Տաթև</text:p>
          </table:table-cell>
          <table:table-cell table:style-name="ce7" office:value-type="float" office:value="5400">
            <text:p>5400</text:p>
          </table:table-cell>
          <table:table-cell table:number-columns-repeated="2"/>
          <table:table-cell table:formula="of:=SUM([.H25];[.H54];[.H84];[.H114])" office:value-type="float" office:value="8063.53865559815">
            <text:p>8063.5386555982</text:p>
          </table:table-cell>
          <table:table-cell table:formula="of:=[.J25]-[.M25]" office:value-type="float" office:value="-2663.53865559815">
            <text:p>-2663.5386555982</text:p>
          </table:table-cell>
          <table:table-cell table:formula="of:=SUM([.N25];[.O2])" office:value-type="float" office:value="-5425.44341750291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>
            <text:p>2246.6632490317</text:p>
          </table:table-cell>
          <table:table-cell office:value-type="string">
            <text:p>Մովսես</text:p>
          </table:table-cell>
          <table:table-cell table:style-name="ce7" office:value-type="float" office:value="6250">
            <text:p>6250</text:p>
          </table:table-cell>
          <table:table-cell table:number-columns-repeated="2"/>
          <table:table-cell table:formula="of:=SUM([.H26];[.H55];[.H85];[.H115])" office:value-type="float" office:value="7674.06497138763">
            <text:p>7674.0649713876</text:p>
          </table:table-cell>
          <table:table-cell table:formula="of:=[.J26]-[.M26]" office:value-type="float" office:value="-1424.06497138763">
            <text:p>-1424.0649713876</text:p>
          </table:table-cell>
          <table:table-cell table:formula="of:=SUM([.N26];[.O2])" office:value-type="float" office:value="-4185.96973329239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>
            <text:p>1851.9264069264</text:p>
          </table:table-cell>
          <table:table-cell table:style-name="ce38" office:value-type="string">
            <text:p>Մարինե</text:p>
          </table:table-cell>
          <table:table-cell table:style-name="ce7" office:value-type="float" office:value="5000">
            <text:p>5000</text:p>
          </table:table-cell>
          <table:table-cell table:number-columns-repeated="2"/>
          <table:table-cell table:formula="of:=SUM([.H27];[.H56];[.H86];[.H116])" office:value-type="float" office:value="6538.41903837327">
            <text:p>6538.4190383733</text:p>
          </table:table-cell>
          <table:table-cell table:formula="of:=[.J27]-[.M27]" office:value-type="float" office:value="-1538.41903837327">
            <text:p>-1538.4190383733</text:p>
          </table:table-cell>
          <table:table-cell table:formula="of:=SUM([.N27];[.O2])" office:value-type="float" office:value="-4300.32380027803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20" office:value-type="float" office:value="395">
            <text:p>395</text:p>
          </table:table-cell>
          <table:table-cell table:style-name="ce2" table:formula="of:=[.F3]/22" office:value-type="float" office:value="445.454545454545">
            <text:p>445.4545454545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45" office:value-type="string">
            <text:p>Մարիամ</text:p>
          </table:table-cell>
          <table:table-cell/>
          <table:table-cell table:number-columns-repeated="2"/>
          <table:table-cell table:formula="of:=SUM([.H28];[.H57];[.H87];[.H117])" office:value-type="float" office:value="2511.63655185394">
            <text:p>2511.636551854</text:p>
          </table:table-cell>
          <table:table-cell table:formula="of:=[.J28]-[.M28]" office:value-type="float" office:value="-2511.63655185394">
            <text:p>-2511.636551854</text:p>
          </table:table-cell>
          <table:table-cell office:value-type="float" office:value="-2500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Նաիրա</text:p>
          </table:table-cell>
          <table:table-cell table:style-name="ce7" office:value-type="float" office:value="8700">
            <text:p>8700</text:p>
          </table:table-cell>
          <table:table-cell table:number-columns-repeated="2"/>
          <table:table-cell table:formula="of:=SUM([.H29];[.H58];[.H88];[.H118])" office:value-type="float" office:value="8063.53865559815">
            <text:p>8063.5386555982</text:p>
          </table:table-cell>
          <table:table-cell table:formula="of:=[.J29]-[.M29]" office:value-type="float" office:value="636.461344401848">
            <text:p>636.4613444018</text:p>
          </table:table-cell>
          <table:table-cell table:formula="of:=SUM([.N29];[.O2])" office:value-type="float" office:value="-2125.44341750291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>
            <text:p>1801.2087035771</text:p>
          </table:table-cell>
          <table:table-cell office:value-type="string">
            <text:p>Թամարա</text:p>
          </table:table-cell>
          <table:table-cell table:style-name="ce7" office:value-type="float" office:value="6400">
            <text:p>6400</text:p>
          </table:table-cell>
          <table:table-cell table:number-columns-repeated="2"/>
          <table:table-cell table:formula="of:=SUM([.H30];[.H59];[.H89];[.H119])" office:value-type="float" office:value="7618.08411014361">
            <text:p>7618.0841101436</text:p>
          </table:table-cell>
          <table:table-cell table:formula="of:=[.J30]-[.M30]" office:value-type="float" office:value="-1218.08411014361">
            <text:p>-1218.0841101436</text:p>
          </table:table-cell>
          <table:table-cell table:formula="of:=SUM([.N30];[.O2])" office:value-type="float" office:value="-3979.98887204837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>
            <text:p>47100</text:p>
          </table:table-cell>
          <table:table-cell office:value-type="string">
            <text:p>Արծվի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H122])" office:value-type="float" office:value="723.04347826087">
            <text:p>723.0434782609</text:p>
          </table:table-cell>
          <table:table-cell table:formula="of:=[.J31]-[.M31]" office:value-type="float" office:value="-723.04347826087">
            <text:p>-723.0434782609</text:p>
          </table:table-cell>
          <table:table-cell table:style-name="ce47" office:value-type="float" office:value="-700">
            <text:p>-700</text:p>
          </table:table-cell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23" office:value-type="float" office:value="1800">
            <text:p>1800</text:p>
          </table:table-cell>
          <table:table-cell table:number-columns-repeated="2"/>
          <table:table-cell table:style-name="ce2" table:formula="of:=SUM([.M3:.M31])" office:value-type="float" office:value="160979.727579819">
            <text:p>160979.727579819</text:p>
          </table:table-cell>
          <table:table-cell/>
          <table:table-cell office:value-type="float" office:value="-1800">
            <text:p>-1800</text:p>
          </table:table-cell>
        </table:table-row>
        <table:table-row table:style-name="ro12">
          <table:table-cell table:style-name="ce28" office:value-type="string">
            <text:p>14/02/2016</text:p>
          </table:table-cell>
          <table:table-cell office:value-type="float" office:value="7400">
            <text:p>7400</text:p>
          </table:table-cell>
          <table:table-cell office:value-type="float" office:value="7200">
            <text:p>7200</text:p>
          </table:table-cell>
          <table:table-cell office:value-type="float" office:value="7500">
            <text:p>7500</text:p>
          </table:table-cell>
          <table:table-cell office:value-type="float" office:value="7000">
            <text:p>7000</text:p>
          </table:table-cell>
          <table:table-cell office:value-type="float" office:value="9200">
            <text:p>9200</text:p>
          </table:table-cell>
          <table:table-cell table:style-name="ce2" table:formula="of:=SUM([.B33:.F33])" office:value-type="float" office:value="38300">
            <text:p>38300</text:p>
          </table:table-cell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Անի Գ․</text:p>
          </table:table-cell>
          <table:table-cell/>
          <table:table-cell office:value-type="float" office:value="40000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>
            <text:p>1880.3106250475</text:p>
          </table:table-cell>
          <table:table-cell office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7:.F57])" office:value-type="float" office:value="1880.31062504747">
            <text:p>1880.31062504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>
            <text:p>1490.83694083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>
            <text:p>1880.3106250475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>
            <text:p>759.0909090909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>
            <text:p>1880.31062504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>
            <text:p>1539.4015341384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57:.D57])" office:value-type="float" office:value="1073.23991797676">
            <text:p>1073.2399179768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in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>
            <text:p>1148.56459330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/>
          <table:table-cell table:number-columns-repeated="2" office:value-type="string">
            <text:p>-Tina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/>
          <table:table-cell office:value-type="string">
            <text:p>-Sargis</text:p>
          </table:table-cell>
          <table:table-cell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formula="of:=SUM([.B57];[.C57];[.D57];[.F57])" office:value-type="float" office:value="1491.42173615858">
            <text:p>1491.42173615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/>
          <table:table-cell office:value-type="string">
            <text:p>+Stepan</text:p>
          </table:table-cell>
          <table:table-cell office:value-type="string">
            <text:p>-Vahe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Mher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Gena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>
            <text:p>340.9090909091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>
            <text:p>1101.9480519481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>
            <text:p>1880.310625047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>
            <text:p>1149.9278499279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>
            <text:p>389.4736842105</text:p>
          </table:table-cell>
          <table:table-cell table:style-name="ce2" table:formula="of:=[.C33]/21" office:value-type="float" office:value="342.857142857143">
            <text:p>342.8571428571</text:p>
          </table:table-cell>
          <table:table-cell table:style-name="ce2" table:formula="of:=[.D33]/22" office:value-type="float" office:value="340.909090909091">
            <text:p>340.9090909091</text:p>
          </table:table-cell>
          <table:table-cell table:style-name="ce2" table:formula="of:=[.E33]/18" office:value-type="float" office:value="388.888888888889">
            <text:p>388.8888888889</text:p>
          </table:table-cell>
          <table:table-cell table:style-name="ce2" table:formula="of:=[.F33]/22" office:value-type="float" office:value="418.181818181818">
            <text:p>418.1818181818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2/02/2016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office:value-type="float" office:value="7800">
            <text:p>7800</text:p>
          </table:table-cell>
          <table:table-cell office:value-type="float" office:value="7500">
            <text:p>7500</text:p>
          </table:table-cell>
          <table:table-cell office:value-type="float" office:value="12300">
            <text:p>12300</text:p>
          </table:table-cell>
          <table:table-cell table:style-name="ce2" table:formula="of:=SUM([.B63:.F63])" office:value-type="float" office:value="42100">
            <text:p>42100</text:p>
          </table:table-cell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>
            <text:p>2126.4285714286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7:.F87])" office:value-type="float" office:value="2126.42857142857">
            <text:p>2126.428571428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>
            <text:p>2126.4285714286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>
            <text:p>736.4285714286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>
            <text:p>17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style-name="ce3" table:formula="of:=SUM([.B87];[.D87];[.E87];[.F87])" office:value-type="float" office:value="1761.42857142857">
            <text:p>1761.4285714286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Jozef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 office:value-type="string">
            <text:p>-Tina</text:p>
          </table:table-cell>
          <table:table-cell office:value-type="string">
            <text:p>+Mariam</text:p>
          </table:table-cell>
          <table:table-cell office:value-type="string">
            <text:p>-Vahe</text:p>
          </table:table-cell>
          <table:table-cell office:value-type="string">
            <text:p>-Arman</text:p>
          </table:table-cell>
          <table:table-cell/>
          <table:table-cell table:formula="of:=SUM([.D87])" office:value-type="float" office:value="371.428571428571">
            <text:p>371.4285714286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+Stepan</text:p>
          </table:table-cell>
          <table:table-cell table:number-columns-repeated="2" office:value-type="string">
            <text:p>-Tina</text:p>
          </table:table-cell>
          <table:table-cell office:value-type="string">
            <text:p>-Karen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-Karen</text:p>
          </table:table-cell>
          <table:table-cell table:number-columns-repeated="2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 office:value-type="string">
            <text:p>-Sargis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>
            <text:p>365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>
            <text:p>61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>
            <text:p>2126.4285714286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>
            <text:p>1726.4285714286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>
            <text:p>400</text:p>
          </table:table-cell>
          <table:table-cell table:style-name="ce2" table:formula="of:=[.C63]/20" office:value-type="float" office:value="365">
            <text:p>365</text:p>
          </table:table-cell>
          <table:table-cell table:style-name="ce2" table:formula="of:=[.D63]/21" office:value-type="float" office:value="371.428571428571">
            <text:p>371.4285714286</text:p>
          </table:table-cell>
          <table:table-cell table:style-name="ce2" table:formula="of:=[.E63]/20" office:value-type="float" office:value="375">
            <text:p>375</text:p>
          </table:table-cell>
          <table:table-cell table:style-name="ce2" table:formula="of:=[.F63]/20" office:value-type="float" office:value="615">
            <text:p>615</text:p>
          </table:table-cell>
          <table:table-cell/>
          <table:table-cell table:formula="of:=SUM([.E87];[.D87])" office:value-type="float" office:value="746.428571428571">
            <text:p>746.4285714286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9/02/2016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office:value-type="float" office:value="8200">
            <text:p>8200</text:p>
          </table:table-cell>
          <table:table-cell office:value-type="float" office:value="7200">
            <text:p>7200</text:p>
          </table:table-cell>
          <table:table-cell table:style-name="ce2" table:formula="of:=SUM([.B93:.F93])" office:value-type="float" office:value="37100">
            <text:p>37100</text:p>
          </table:table-cell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>
            <text:p>1810.136210090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17:.F117])" office:value-type="float" office:value="1810.13621009044">
            <text:p>1810.136210090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7])" office:value-type="float" office:value="347.619047619048">
            <text:p>347.619047619</text:p>
          </table:table-cell>
          <table:table-cell table:style-name="ce41" office:value-type="string">
            <text:p>Գայանե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3">
          <table:table-cell/>
          <table:table-cell table:style-name="ce8" office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>
            <text:p>1810.1362100905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>
            <text:p>1810.1362100905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Gayane</text:p>
          </table:table-cell>
          <table:table-cell office:value-type="string">
            <text:p>-Gena</text:p>
          </table:table-cell>
          <table:table-cell office:value-type="string">
            <text:p>-Moves</text:p>
          </table:table-cell>
          <table:table-cell office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>
            <text:p>697.61904761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eryoja</text:p>
          </table:table-cell>
          <table:table-cell table:style-name="ce8" office:value-type="string">
            <text:p>-Arman</text:p>
          </table:table-cell>
          <table:table-cell table:style-name="ce3" office:value-type="string">
            <text:p>-Seryoja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table:number-columns-repeated="4" office:value-type="string">
            <text:p>-Karen</text:p>
          </table:table-cell>
          <table:table-cell/>
          <table:table-cell table:style-name="ce3" table:formula="of:=SUM([.B117:.F117])" office:value-type="float" office:value="1810.13621009044">
            <text:p>1810.136210090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֊Tina</text:p>
          </table:table-cell>
          <table:table-cell/>
          <table:table-cell table:formula="of:=SUM([.B117];[.D117];[.E117];[.F117])" office:value-type="float" office:value="1460.13621009044">
            <text:p>1460.1362100905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D117];[.F117])" office:value-type="float" office:value="702.517162471396">
            <text:p>702.51716247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Vahe(Artsax)</text:p>
          </table:table-cell>
          <table:table-cell/>
          <table:table-cell table:number-columns-repeated="3" office:value-type="string">
            <text:p>-Hasmik</text:p>
          </table:table-cell>
          <table:table-cell/>
          <table:table-cell table:formula="of:=SUM([.C117];[.E117];[.F117])" office:value-type="float" office:value="1073.04347826087">
            <text:p>1073.043478260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Սարգիս <text:span text:style-name="T3">(</text:span>Yerevan<text:span text:style-name="T3">)</text:span></text:p>
          </table:table-cell>
          <table:table-cell table:number-columns-repeated="5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/>
          <table:table-cell table:formula="of:=SUM([.B117:.F117])" office:value-type="float" office:value="1810.13621009044">
            <text:p>1810.1362100905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+Artsvi</text:p>
          </table:table-cell>
          <table:table-cell office:value-type="string">
            <text:p>+Artsvi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>
            <text:p>1052.517162471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>
            <text:p>1420.662525879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>
            <text:p>347.619047619</text:p>
          </table:table-cell>
          <table:table-cell table:style-name="ce2" table:formula="of:=[.C93]/20" office:value-type="float" office:value="350">
            <text:p>350</text:p>
          </table:table-cell>
          <table:table-cell table:style-name="ce2" table:formula="of:=[.D93]/19" office:value-type="float" office:value="389.473684210526">
            <text:p>389.4736842105</text:p>
          </table:table-cell>
          <table:table-cell table:style-name="ce2" table:formula="of:=[.E93]/20" office:value-type="float" office:value="410">
            <text:p>410</text:p>
          </table:table-cell>
          <table:table-cell table:style-name="ce2" table:formula="of:=[.F93]/23" office:value-type="float" office:value="313.04347826087">
            <text:p>313.0434782609</text:p>
          </table:table-cell>
          <table:table-cell/>
          <table:table-cell table:formula="of:=SUM([.B117];[.F117])" office:value-type="float" office:value="660.662525879917">
            <text:p>660.6625258799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Սարգիս (Yerevan)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7];[.F117])" office:value-type="float" office:value="723.04347826087">
            <text:p>723.0434782609</text:p>
          </table:table-cell>
          <table:table-cell table:style-name="Default" office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23" office:value-type="float" office:value="3100">
            <text:p>3100</text:p>
          </table:table-cell>
          <table:table-cell/>
        </table:table-row>
        <table:table-row table:style-name="ro12">
          <table:table-cell table:style-name="ce28" office:value-type="date" office:date-value="2016-07-03">
            <text:p>07/03/16</text:p>
          </table:table-cell>
          <table:table-cell office:value-type="float" office:value="13100">
            <text:p>13100</text:p>
          </table:table-cell>
          <table:table-cell/>
          <table:table-cell office:value-type="float" office:value="7200">
            <text:p>7200</text:p>
          </table:table-cell>
          <table:table-cell office:value-type="float" office:value="7100">
            <text:p>7100</text:p>
          </table:table-cell>
          <table:table-cell office:value-type="float" office:value="7800">
            <text:p>7800</text:p>
          </table:table-cell>
          <table:table-cell table:style-name="ce2" table:formula="of:=SUM([.B3:.F3])" office:value-type="float" office:value="35200">
            <text:p>35200</text:p>
          </table:table-cell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ի Գ․</text:p>
          </table:table-cell>
          <table:table-cell table:style-name="ce7" office:value-type="float" office:value="6600">
            <text:p>66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ժելա</text:p>
          </table:table-cell>
          <table:table-cell table:style-name="ce7" office:value-type="float" office:value="7600">
            <text:p>7600</text:p>
          </table:table-cell>
          <table:table-cell office:value-type="float" office:value="30000">
            <text:p>30000</text:p>
          </table:table-cell>
          <table:table-cell/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4];[.K16];[.K36])" office:value-type="float" office:value="120000">
            <text:p>1200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3900">
            <text:p>3900</text:p>
          </table:table-cell>
          <table:table-cell/>
          <table:table-cell table:formula="of:=SUM([.H32];[.H61];[.H90])" office:value-type="float" office:value="107012.207602339">
            <text:p>107012.20760233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Մանե</text:p>
          </table:table-cell>
          <table:table-cell table:style-name="ce7" office:value-type="float" office:value="7400">
            <text:p>7400</text:p>
          </table:table-cell>
          <table:table-cell/>
          <table:table-cell table:style-name="ce2" table:formula="of:=[.L6]-[.L7]" office:value-type="float" office:value="12987.7923976608">
            <text:p>12987.7923976608</text:p>
          </table:table-cell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+Mariam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5900">
            <text:p>59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man</text:p>
          </table:table-cell>
          <table:table-cell/>
          <table:table-cell table:formula="of:=SUM([.E22:.F22])" office:value-type="float" office:value="748.621553884712">
            <text:p>748.6215538847</text:p>
          </table:table-cell>
          <table:table-cell office:value-type="string">
            <text:p>Հասմիկ Դ․</text:p>
          </table:table-cell>
          <table:table-cell table:style-name="ce7" office:value-type="float" office:value="8200">
            <text:p>82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֊Tina</text:p>
          </table:table-cell>
          <table:table-cell/>
          <table:table-cell table:number-columns-repeated="2" office:value-type="string">
            <text:p>֊Tina</text:p>
          </table:table-cell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41" office:value-type="string">
            <text:p>Կարեն</text:p>
          </table:table-cell>
          <table:table-cell table:style-name="ce7" office:value-type="float" office:value="560">
            <text:p>56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Sargis</text:p>
          </table:table-cell>
          <table:table-cell/>
          <table:table-cell table:style-name="ce3" office:value-type="string">
            <text:p>-Hasmik</text:p>
          </table:table-cell>
          <table:table-cell office:value-type="string">
            <text:p>-Vahe</text:p>
          </table:table-cell>
          <table:table-cell office:value-type="string">
            <text:p>-Marine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Ժոզեֆ</text:p>
          </table:table-cell>
          <table:table-cell table:style-name="ce48" office:value-type="float" office:value="6850">
            <text:p>685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Hasmik</text:p>
          </table:table-cell>
          <table:table-cell/>
          <table:table-cell office:value-type="string">
            <text:p>+Vahe(Artsax)</text:p>
          </table:table-cell>
          <table:table-cell office:value-type="string">
            <text:p>-Marine</text:p>
          </table:table-cell>
          <table:table-cell office:value-type="string">
            <text:p>-Movses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31" office:value-type="string">
            <text:p>Սարգիս</text:p>
          </table:table-cell>
          <table:table-cell table:style-name="ce48" office:value-type="float" office:value="3700">
            <text:p>3700</text:p>
          </table:table-cell>
          <table:table-cell table:number-columns-repeated="2"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31" office:value-type="string">
            <text:p>Գենա</text:p>
          </table:table-cell>
          <table:table-cell table:style-name="ce7" office:value-type="float" office:value="6800">
            <text:p>68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Vahe(Artsax)</text:p>
          </table:table-cell>
          <table:table-cell/>
          <table:table-cell table:number-columns-repeated="2"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22];[.D22];[.E22])" office:value-type="float" office:value="1601.08225108225">
            <text:p>1601.0822510823</text:p>
          </table:table-cell>
          <table:table-cell office:value-type="string">
            <text:p>Արման</text:p>
          </table:table-cell>
          <table:table-cell table:style-name="ce7" office:value-type="float" office:value="4800">
            <text:p>48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Vahe(Artsax)</text:p>
          </table:table-cell>
          <table:table-cell office:value-type="string">
            <text:p>֊Tina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Սերյոժա</text:p>
          </table:table-cell>
          <table:table-cell table:style-name="ce7" office:value-type="float" office:value="13450">
            <text:p>13450</text:p>
          </table:table-cell>
          <table:table-cell office:value-type="float" office:value="50000">
            <text:p>50000</text:p>
          </table:table-cell>
          <table:table-cell/>
        </table:table-row>
        <table:table-row table:style-name="ro12">
          <table:table-cell/>
          <table:table-cell office:value-type="string">
            <text:p>-Tatev</text:p>
          </table:table-cell>
          <table:table-cell table:number-columns-repeated="3"/>
          <table:table-cell office:value-type="string">
            <text:p>+Vahe(Artsax)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Մհեր</text:p>
          </table:table-cell>
          <table:table-cell table:style-name="ce7" office:value-type="float" office:value="13100">
            <text:p>131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Դավիթ</text:p>
          </table:table-cell>
          <table:table-cell table:style-name="ce7" office:value-type="float" office:value="11700">
            <text:p>117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6200">
            <text:p>62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Հրաչ</text:p>
          </table:table-cell>
          <table:table-cell table:style-name="ce7" office:value-type="float" office:value="7700">
            <text:p>7700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Թինա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/>
          <table:table-cell table:formula="of:=[.B3]/14" office:value-type="float" office:value="935.714285714286">
            <text:p>935.7142857143</text:p>
          </table:table-cell>
          <table:table-cell/>
          <table:table-cell table:formula="of:=[.D3]/22" office:value-type="float" office:value="327.272727272727">
            <text:p>327.2727272727</text:p>
          </table:table-cell>
          <table:table-cell table:formula="of:=[.E3]/21" office:value-type="float" office:value="338.095238095238">
            <text:p>338.0952380952</text:p>
          </table:table-cell>
          <table:table-cell table:formula="of:=[.F3]/19" office:value-type="float" office:value="410.526315789474">
            <text:p>410.5263157895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7" office:value-type="float" office:value="160">
            <text:p>16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22];[.F22])" office:value-type="float" office:value="737.799043062201">
            <text:p>737.799043062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Տաթև</text:p>
          </table:table-cell>
          <table:table-cell table:style-name="ce7" office:value-type="float" office:value="7000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22])" office:value-type="float" office:value="327.272727272727">
            <text:p>327.2727272727</text:p>
          </table:table-cell>
          <table:table-cell table:style-name="ce38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22];[.E22];[.F22])" office:value-type="float" office:value="1075.89428115744">
            <text:p>1075.8942811574</text:p>
          </table:table-cell>
          <table:table-cell table:style-name="ce45" office:value-type="string">
            <text:p>Մարիամ</text:p>
          </table:table-cell>
          <table:table-cell table:style-name="ce7" office:value-type="float" office:value="500">
            <text:p>5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Նաիրա</text:p>
          </table:table-cell>
          <table:table-cell table:style-name="ce7" office:value-type="float" office:value="7000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Թամարա</text:p>
          </table:table-cell>
          <table:table-cell table:style-name="ce7" office:value-type="float" office:value="4200">
            <text:p>42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Vahe(Artsax)</text:p>
          </table:table-cell>
          <table:table-cell table:style-name="ce7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8"/>
          <table:table-cell table:style-name="Default"/>
          <table:table-cell table:style-name="ce23" office:value-type="float" office:value="13900">
            <text:p>139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style-name="ce2" table:formula="of:=SUM([.H3:.H30])" office:value-type="float" office:value="35200">
            <text:p>35200</text:p>
          </table:table-cell>
          <table:table-cell table:style-name="Default"/>
          <table:table-cell table:number-columns-repeated="3"/>
        </table:table-row>
        <table:table-row table:style-name="ro12">
          <table:table-cell table:number-columns-repeated="8"/>
          <table:table-cell table:style-name="Default"/>
          <table:table-cell table:number-columns-repeated="3"/>
        </table:table-row>
        <table:table-row table:style-name="ro12">
          <table:table-cell table:style-name="ce28" office:value-type="string">
            <text:p>14/03/2016</text:p>
          </table:table-cell>
          <table:table-cell office:value-type="float" office:value="7700">
            <text:p>7700</text:p>
          </table:table-cell>
          <table:table-cell office:value-type="float" office:value="7000">
            <text:p>7000</text:p>
          </table:table-cell>
          <table:table-cell office:value-type="float" office:value="8200">
            <text:p>8200</text:p>
          </table:table-cell>
          <table:table-cell office:value-type="float" office:value="13200">
            <text:p>13200</text:p>
          </table:table-cell>
          <table:table-cell office:value-type="float" office:value="7200">
            <text:p>7200</text:p>
          </table:table-cell>
          <table:table-cell table:style-name="ce2" table:formula="of:=SUM([.B34:.F34])" office:value-type="float" office:value="43300">
            <text:p>43300</text:p>
          </table:table-cell>
          <table:table-cell table:formula="of:=SUM([.B53:.F53])" office:value-type="float" office:value="2208.70509607352">
            <text:p>2208.7050960735</text:p>
          </table:table-cell>
          <table:table-cell office:value-type="string">
            <text:p>Անի Գ․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:.F53])" office:value-type="float" office:value="2208.70509607352">
            <text:p>2208.7050960735</text:p>
          </table:table-cell>
          <table:table-cell office:value-type="string">
            <text:p>Անժել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:.F53])" office:value-type="float" office:value="2208.70509607352">
            <text:p>2208.7050960735</text:p>
          </table:table-cell>
          <table:table-cell office:value-type="string">
            <text:p>Արմենուհի</text:p>
          </table:table-cell>
          <table:table-cell/>
          <table:table-cell office:value-type="float" office:value="40000">
            <text:p>40000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:.F53])" office:value-type="float" office:value="2208.70509607352">
            <text:p>2208.7050960735</text:p>
          </table:table-cell>
          <table:table-cell table:style-name="ce31" office:value-type="string">
            <text:p>Մանե</text:p>
          </table:table-cell>
          <table:table-cell table:number-columns-repeated="3"/>
        </table:table-row>
        <table:table-row table:style-name="ro12">
          <table:table-cell/>
          <table:table-cell table:number-columns-repeated="4" office:value-type="string">
            <text:p>-Karen</text:p>
          </table:table-cell>
          <table:table-cell table:number-columns-repeated="2"/>
          <table:table-cell table:formula="of:=SUM([.B53:.F53])" office:value-type="float" office:value="2208.70509607352">
            <text:p>2208.7050960735</text:p>
          </table:table-cell>
          <table:table-cell table:style-name="ce31" office:value-type="string">
            <text:p>Ն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table:number-columns-repeated="2"/>
          <table:table-cell table:formula="of:=SUM([.B53:.F53])" office:value-type="float" office:value="2208.70509607352">
            <text:p>2208.7050960735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/>
          <table:table-cell table:number-columns-repeated="4" office:value-type="string">
            <text:p>֊Tina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1" office:value-type="string">
            <text:p>Կարեն</text:p>
          </table:table-cell>
          <table:table-cell table:number-columns-repeated="3"/>
        </table:table-row>
        <table:table-row table:style-name="ro12">
          <table:table-cell/>
          <table:table-cell table:number-columns-repeated="2" office:value-type="string">
            <text:p>+Mariam</text:p>
          </table:table-cell>
          <table:table-cell table:style-name="ce3"/>
          <table:table-cell office:value-type="string">
            <text:p>-Vahe</text:p>
          </table:table-cell>
          <table:table-cell table:number-columns-repeated="2"/>
          <table:table-cell table:formula="of:=SUM([.B53:.F53])" office:value-type="float" office:value="2208.70509607352">
            <text:p>2208.7050960735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+Gayane</text:p>
          </table:table-cell>
          <table:table-cell table:number-columns-repeated="3" office:value-type="string">
            <text:p>-Marine</text:p>
          </table:table-cell>
          <table:table-cell/>
          <table:table-cell table:formula="of:=SUM([.B53:.F53])" office:value-type="float" office:value="2208.70509607352">
            <text:p>2208.7050960735</text:p>
          </table:table-cell>
          <table:table-cell table:style-name="ce31" office:value-type="string">
            <text:p>Սարգիս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/>
          <table:table-cell office:value-type="string">
            <text:p>-Movses</text:p>
          </table:table-cell>
          <table:table-cell office:value-type="string">
            <text:p>-Karen</text:p>
          </table:table-cell>
          <table:table-cell/>
          <table:table-cell table:formula="of:=SUM([.B53:.F53])" office:value-type="float" office:value="2208.70509607352">
            <text:p>2208.7050960735</text:p>
          </table:table-cell>
          <table:table-cell table:style-name="ce31" office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Areg</text:p>
          </table:table-cell>
          <table:table-cell/>
          <table:table-cell table:formula="of:=SUM([.B53];[.D53];[.F53])" office:value-type="float" office:value="1180.63492063492">
            <text:p>1180.6349206349</text:p>
          </table:table-cell>
          <table:table-cell office:value-type="string">
            <text:p>Արման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Stepan</text:p>
          </table:table-cell>
          <table:table-cell office:value-type="string">
            <text:p>֊Tina</text:p>
          </table:table-cell>
          <table:table-cell/>
          <table:table-cell table:formula="of:=SUM([.B53:.F53])" office:value-type="float" office:value="2208.70509607352">
            <text:p>2208.7050960735</text:p>
          </table:table-cell>
          <table:table-cell office:value-type="string">
            <text:p>Սերյոժա</text:p>
          </table:table-cell>
          <table:table-cell table:number-columns-repeated="3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table:formula="of:=SUM([.B53:.F53])" office:value-type="float" office:value="2208.70509607352">
            <text:p>2208.7050960735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5"/>
          <table:table-cell table:formula="of:=SUM([.B53:.F53])" office:value-type="float" office:value="2208.70509607352">
            <text:p>2208.7050960735</text:p>
          </table:table-cell>
          <table:table-cell office:value-type="string">
            <text:p>Դավիթ</text:p>
          </table:table-cell>
          <table:table-cell table:number-columns-repeated="3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 table:number-columns-repeated="4"/>
          <table:table-cell table:formula="of:=SUM([.B53:.F53])" office:value-type="float" office:value="2208.70509607352">
            <text:p>2208.7050960735</text:p>
          </table:table-cell>
          <table:table-cell table:style-name="ce31" office:value-type="string">
            <text:p>Տարոն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53:.F53])" office:value-type="float" office:value="2208.70509607352">
            <text:p>2208.7050960735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Թինա</text:p>
          </table:table-cell>
          <table:table-cell table:number-columns-repeated="3"/>
        </table:table-row>
        <table:table-row table:style-name="ro12">
          <table:table-cell/>
          <table:table-cell table:formula="of:=[.B34]/18" office:value-type="float" office:value="427.777777777778">
            <text:p>427.7777777778</text:p>
          </table:table-cell>
          <table:table-cell table:formula="of:=[.C34]/21" office:value-type="float" office:value="333.333333333333">
            <text:p>333.3333333333</text:p>
          </table:table-cell>
          <table:table-cell table:formula="of:=[.D34]/20" office:value-type="float" office:value="410">
            <text:p>410</text:p>
          </table:table-cell>
          <table:table-cell table:formula="of:=[.E34]/19" office:value-type="float" office:value="694.736842105263">
            <text:p>694.7368421053</text:p>
          </table:table-cell>
          <table:table-cell table:formula="of:=[.F34]/21" office:value-type="float" office:value="342.857142857143">
            <text:p>342.8571428571</text:p>
          </table:table-cell>
          <table:table-cell/>
          <table:table-cell table:formula="of:=SUM([.E53])" office:value-type="float" office:value="694.736842105263">
            <text:p>694.7368421053</text:p>
          </table:table-cell>
          <table:table-cell table:style-name="ce45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:.F53])" office:value-type="float" office:value="2208.70509607352">
            <text:p>2208.7050960735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];[.C53];[.F53])" office:value-type="float" office:value="1103.96825396825">
            <text:p>1103.9682539683</text:p>
          </table:table-cell>
          <table:table-cell table:style-name="ce45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:.F53])" office:value-type="float" office:value="2208.70509607352">
            <text:p>2208.7050960735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:.F53])" office:value-type="float" office:value="2208.70509607352">
            <text:p>2208.7050960735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4:.H60])" office:value-type="float" office:value="42699.7076023392">
            <text:p>42699.7076023392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3"/>
        </table:table-row>
        <table:table-row table:style-name="ro12">
          <table:table-cell table:style-name="ce28" office:value-type="string">
            <text:p>21/03/2016</text:p>
          </table:table-cell>
          <table:table-cell office:value-type="float" office:value="5700">
            <text:p>5700</text:p>
          </table:table-cell>
          <table:table-cell office:value-type="float" office:value="7900">
            <text:p>79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/>
          <table:table-cell table:style-name="ce2" table:formula="of:=SUM([.B63:.F63])" office:value-type="float" office:value="27800">
            <text:p>27800</text:p>
          </table:table-cell>
          <table:table-cell table:formula="of:=SUM([.B82:.F82])" office:value-type="float" office:value="1603.28947368421">
            <text:p>1603.2894736842</text:p>
          </table:table-cell>
          <table:table-cell office:value-type="string">
            <text:p>Անի Գ․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2:.F82])" office:value-type="float" office:value="1603.28947368421">
            <text:p>1603.2894736842</text:p>
          </table:table-cell>
          <table:table-cell office:value-type="string">
            <text:p>Անժել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82:.F82])" office:value-type="float" office:value="1196.14661654135">
            <text:p>1196.1466165414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2:.F82])" office:value-type="float" office:value="1603.28947368421">
            <text:p>1603.2894736842</text:p>
          </table:table-cell>
          <table:table-cell table:style-name="ce31" office:value-type="string">
            <text:p>Մա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2:.F82])" office:value-type="float" office:value="1603.28947368421">
            <text:p>1603.2894736842</text:p>
          </table:table-cell>
          <table:table-cell table:style-name="ce31" office:value-type="string">
            <text:p>Ն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B82:.F82])" office:value-type="float" office:value="1603.28947368421">
            <text:p>1603.2894736842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3"/>
        </table:table-row>
        <table:table-row table:style-name="ro15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3"/>
          <table:table-cell office:value-type="string">
            <text:p>-Marine</text:p>
          </table:table-cell>
          <table:table-cell table:number-columns-repeated="2"/>
          <table:table-cell table:formula="of:=SUM([.B82:.F82])" office:value-type="float" office:value="1603.28947368421">
            <text:p>1603.2894736842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5">
          <table:table-cell/>
          <table:table-cell office:value-type="string">
            <text:p>-Seryoja</text:p>
          </table:table-cell>
          <table:table-cell table:number-columns-repeated="2" office:value-type="string">
            <text:p>-Marine</text:p>
          </table:table-cell>
          <table:table-cell office:value-type="string">
            <text:p>-Tatev</text:p>
          </table:table-cell>
          <table:table-cell table:number-columns-repeated="2"/>
          <table:table-cell table:formula="of:=SUM([.C82:.F82])" office:value-type="float" office:value="1196.14661654135">
            <text:p>1196.1466165414</text:p>
          </table:table-cell>
          <table:table-cell table:style-name="ce31" office:value-type="string">
            <text:p>Սարգիս</text:p>
          </table:table-cell>
          <table:table-cell table:number-columns-repeated="3"/>
        </table:table-row>
        <table:table-row table:style-name="ro15">
          <table:table-cell/>
          <table:table-cell office:value-type="string">
            <text:p>-Taron</text:p>
          </table:table-cell>
          <table:table-cell/>
          <table:table-cell office:value-type="string">
            <text:p>+Mariam</text:p>
          </table:table-cell>
          <table:table-cell office:value-type="string">
            <text:p>-Movses</text:p>
          </table:table-cell>
          <table:table-cell table:number-columns-repeated="2"/>
          <table:table-cell table:formula="of:=SUM([.C82:.F82])" office:value-type="float" office:value="1196.14661654135">
            <text:p>1196.1466165414</text:p>
          </table:table-cell>
          <table:table-cell table:style-name="ce31" office:value-type="string">
            <text:p>Գենա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2"/>
          <table:table-cell office:value-type="string">
            <text:p>-Vahe</text:p>
          </table:table-cell>
          <table:table-cell table:number-columns-repeated="2"/>
          <table:table-cell table:formula="of:=SUM([.D82])" office:value-type="float" office:value="342.857142857143">
            <text:p>342.8571428571</text:p>
          </table:table-cell>
          <table:table-cell office:value-type="string">
            <text:p>Արման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Tamara</text:p>
          </table:table-cell>
          <table:table-cell table:number-columns-repeated="2"/>
          <table:table-cell office:value-type="string">
            <text:p>-Arman</text:p>
          </table:table-cell>
          <table:table-cell table:number-columns-repeated="2"/>
          <table:table-cell table:formula="of:=SUM([.C82:.F82])" office:value-type="float" office:value="1196.14661654135">
            <text:p>1196.1466165414</text:p>
          </table:table-cell>
          <table:table-cell office:value-type="string">
            <text:p>Սերյոժա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Armenuhi</text:p>
          </table:table-cell>
          <table:table-cell table:number-columns-repeated="5"/>
          <table:table-cell table:formula="of:=SUM([.B82:.F82])" office:value-type="float" office:value="1603.28947368421">
            <text:p>1603.2894736842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Sargis</text:p>
          </table:table-cell>
          <table:table-cell table:number-columns-repeated="5"/>
          <table:table-cell table:formula="of:=SUM([.B82:.F82])" office:value-type="float" office:value="1603.28947368421">
            <text:p>1603.2894736842</text:p>
          </table:table-cell>
          <table:table-cell office:value-type="string">
            <text:p>Դավիթ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C82:.F82])" office:value-type="float" office:value="1196.14661654135">
            <text:p>1196.1466165414</text:p>
          </table:table-cell>
          <table:table-cell table:style-name="ce31" office:value-type="string">
            <text:p>Տարոն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+Stepan</text:p>
          </table:table-cell>
          <table:table-cell table:number-columns-repeated="5"/>
          <table:table-cell table:formula="of:=SUM([.B82:.F82])" office:value-type="float" office:value="1603.28947368421">
            <text:p>1603.2894736842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3"/>
        </table:table-row>
        <table:table-row table:style-name="ro12">
          <table:table-cell/>
          <table:table-cell table:formula="of:=[.B63]/14" office:value-type="float" office:value="407.142857142857">
            <text:p>407.1428571429</text:p>
          </table:table-cell>
          <table:table-cell table:formula="of:=[.C63]/19" office:value-type="float" office:value="415.789473684211">
            <text:p>415.7894736842</text:p>
          </table:table-cell>
          <table:table-cell table:formula="of:=[.D63]/21" office:value-type="float" office:value="342.857142857143">
            <text:p>342.8571428571</text:p>
          </table:table-cell>
          <table:table-cell table:formula="of:=[.E63]/16" office:value-type="float" office:value="437.5">
            <text:p>437.5</text:p>
          </table:table-cell>
          <table:table-cell table:formula="of:=[.F63]/21" office:value-type="float" office:value="0">
            <text:p>0</text:p>
          </table:table-cell>
          <table:table-cell/>
          <table:table-cell table:formula="of:=SUM([.B82])" office:value-type="float" office:value="407.142857142857">
            <text:p>407.1428571429</text:p>
          </table:table-cell>
          <table:table-cell table:style-name="ce45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2:.F82])" office:value-type="float" office:value="1603.28947368421">
            <text:p>1603.2894736842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2:.F82])" office:value-type="float" office:value="1603.28947368421">
            <text:p>1603.2894736842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2:.F82])" office:value-type="float" office:value="1603.28947368421">
            <text:p>1603.2894736842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D82])" office:value-type="float" office:value="342.857142857143">
            <text:p>342.8571428571</text:p>
          </table:table-cell>
          <table:table-cell table:style-name="ce45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2:.F82])" office:value-type="float" office:value="1603.28947368421">
            <text:p>1603.2894736842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82:.F82])" office:value-type="float" office:value="1196.14661654135">
            <text:p>1196.1466165414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63:.H89])" office:value-type="float" office:value="29112.5">
            <text:p>29112.5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4">03/24/2016</text:date>, <text:time>10:59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3-24T10:59:34</dc:date>
    <meta:editing-duration>P5DT16H54M40S</meta:editing-duration>
    <meta:editing-cycles>2087</meta:editing-cycles>
    <meta:generator>OpenOffice/4.1.1$Unix OpenOffice.org_project/411m6$Build-9775</meta:generator>
    <dc:creator>Hasmik Dabaghyan</dc:creator>
    <meta:document-statistic meta:table-count="12" meta:cell-count="5048" meta:object-count="0"/>
  </office:meta>
</office:document-meta>
</file>